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81cm" svg:height="4.015cm" draw:transform="rotate (-1.55212130379856) translate (7.01179184811131cm 7.7981924468228cm)" svg:viewBox="0 0 1182 4016" svg:d="M1181 3922c-203-780-422-2724-370-3621 8-144-813-414-811-249 39 1117 312 3488 388 3825 44 185 823 170 793 45z">
          <text:p/>
        </draw:path>
        <draw:path draw:style-name="gr1" draw:text-style-name="P1" draw:layer="layout" svg:width="6.244cm" svg:height="0.805cm" draw:transform="skewX (-0.000174532925199433) rotate (-1.55281943549936) translate (3.53904721410441cm 2.428018496419cm)" svg:viewBox="0 0 6245 806" svg:d="M107 703c340 32 2078 89 2798 99 718 10 2933-3 3306-10 128 5-136-712-249-711-368 1-1825 86-2662 94-837 11-2877-123-3233-175-121-15-59 693 40 703z">
          <text:p/>
        </draw:path>
        <draw:path draw:style-name="gr1" draw:text-style-name="P1" draw:layer="layout" svg:width="0.902cm" svg:height="0.66cm" draw:transform="skewX (0.00244346095279198) rotate (-2.15652882376419) translate (3.66788958045849cm 2.44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rotate (-2.15757602131539) translate (3.69182444043709cm 8.3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33662447873229cm 7.955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57cm" svg:height="1.46cm" draw:transform="rotate (-0.386066830541146) translate (3.4673266321704cm 0.471241976326999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7) rotate (-2.15652882376419) translate (4.5248736382088cm 0.658195492645699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6) rotate (-2.15705242253979) translate (3.73747251996358cm 1.4320241109510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5:31.465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